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7004870115741468135"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6707895169327964151"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5756748256555442482"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2749499911555927399"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88372164880181541"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1550677116075823943"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1537989603330332116"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1489046027532094355"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6764105" text:continue-list="list1537989603330332116"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50180515652685920"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53708"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78488"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6762104" text:continue-numbering="true" text:style-name="L9">
        <text:list-item>
          <text:list>
            <text:list-header>
              <text:p text:style-name="P189">Warm down: <text:span text:style-name="T2">0.25 mile jog home</text:span></text:p>
              <text:p text:style-name="P190"/>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6767225"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72965"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8134541434841839095"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9218689017122990127"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235964683069214565"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46957"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057982778966934112"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7938719965270842"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366073667305346366" text:style-name="L15">
        <text:list-item>
          <text:list>
            <text:list-header>
              <text:p text:style-name="P170">1.5 miles averaging about 9:40/mile and rest 1 min</text:p>
            </text:list-header>
          </text:list>
        </text:list-item>
      </text:list>
      <text:p text:style-name="P23">1 mile in 8:26 and rest 2 min</text:p>
      <text:list xml:id="list496014095852193783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65204871039768138"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70331"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903086711171518143"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497199392097877244"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092972057454122661"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6765028" text:continue-list="list6497199392097877244" text:style-name="L19">
        <text:list-item>
          <text:list>
            <text:list-header>
              <text:p text:style-name="P174">(Pace*HR)=1240</text:p>
            </text:list-header>
          </text:list>
        </text:list-item>
      </text:list>
      <text:list xml:id="list36771305" text:continue-list="list6903086711171518143" text:style-name="L18">
        <text:list-item>
          <text:list>
            <text:list-header>
              <text:p text:style-name="P173">2 miles at 10:46/mile Ave HR= 121 bpm and rest a few minutes</text:p>
            </text:list-header>
          </text:list>
        </text:list-item>
      </text:list>
      <text:list xml:id="list36767981" text:continue-list="list3676502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755224"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992606828606148217"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59026636387909308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36480197259790837"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4961893791105768488" text:style-name="L24">
        <text:list-item>
          <text:p text:style-name="P193">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597572858780986468"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21023987666854959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773940"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61346"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691994540297755585"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980214145099029948"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758620430819112912"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884207091292823507" text:style-name="L30">
        <text:list-item>
          <text:list>
            <text:list-header>
              <text:p text:style-name="P182">1.5 miles on the track at about 10:15/mile with shoes</text:p>
              <text:p text:style-name="P182">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960143525059759303" text:style-name="L31">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30T16:51:19.96</dc:date>
    <dc:creator>James Lombardi</dc:creator>
    <meta:editing-duration>P20DT14H40M3S</meta:editing-duration>
    <meta:editing-cycles>1625</meta:editing-cycles>
    <meta:generator>OpenOffice/4.1.2$Win32 OpenOffice.org_project/412m3$Build-9782</meta:generator>
    <meta:document-statistic meta:table-count="0" meta:image-count="9" meta:object-count="0" meta:page-count="167" meta:paragraph-count="4777" meta:word-count="52123" meta:character-count="267333"/>
  </office:meta>
</office:document-meta>
</file>